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 svg:font-family="Mangal"/>
    <style:font-face style:name="Mangal1" svg:font-family="Mangal" style:font-pitch="variable"/>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paragraph-properties fo:margin-top="0cm" fo:margin-bottom="0.176cm" fo:line-height="115%" style:writing-mode="lr-tb"/>
      <style:text-properties fo:color="#000000" fo:font-size="14pt" fo:font-weight="bold" style:font-size-complex="14pt" style:font-weight-complex="bold"/>
    </style:style>
    <style:style style:name="P2" style:family="paragraph" style:parent-style-name="Standard">
      <style:paragraph-properties fo:margin-top="0cm" fo:margin-bottom="0.176cm" fo:line-height="115%" style:writing-mode="lr-tb"/>
      <style:text-properties fo:color="#000000"/>
    </style:style>
    <style:style style:name="P3" style:family="paragraph" style:parent-style-name="Standard">
      <style:paragraph-properties fo:margin-top="0cm" fo:margin-bottom="0.176cm" fo:line-height="115%" style:writing-mode="lr-tb"/>
    </style:style>
    <style:style style:name="P4" style:family="paragraph" style:parent-style-name="Standard">
      <style:paragraph-properties fo:margin-top="0cm" fo:margin-bottom="0.176cm" fo:line-height="115%" style:writing-mode="lr-tb"/>
      <style:text-properties fo:color="#222222"/>
    </style:style>
    <style:style style:name="P5" style:family="paragraph" style:parent-style-name="Standard">
      <style:paragraph-properties style:writing-mode="lr-tb"/>
    </style:style>
    <style:style style:name="P6" style:family="paragraph" style:parent-style-name="heading_20_1">
      <style:paragraph-properties fo:margin-left="0cm" fo:margin-right="0cm" fo:text-indent="0cm" style:auto-text-indent="false" style:writing-mode="lr-tb">
        <style:tab-stops/>
      </style:paragraph-properties>
      <style:text-properties style:font-name="Arial" style:font-size-asian="16pt" style:font-weight-asian="bold"/>
    </style:style>
    <style:style style:name="P7" style:family="paragraph" style:parent-style-name="Standard" style:master-page-name="Standard_20__28_user_29_">
      <style:paragraph-properties fo:margin-top="0cm" fo:margin-bottom="0.176cm" fo:line-height="115%" style:page-number="auto" style:writing-mode="lr-tb"/>
      <style:text-properties fo:color="#000000" fo:font-size="18pt" fo:font-style="normal" fo:font-weight="bold" style:font-size-complex="18pt" style:font-weight-complex="bold"/>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2222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RWELL CROQUET CLUB ANNUAL GENERAL MEETING</text:p>
      <text:p text:style-name="P1">Thursday 17th March 2011 at 12:30 in the Harlequin Room</text:p>
      <text:p text:style-name="P2">Present were: Prue Adams, Hilary Alner, Jim Bartlett, Steve Boddy, Mike Duck, Steve Fisher, Judy Goodall, Ken Gotch, David Moren-Brown, Gwen Pearce, Andrew Robertson, Bernadine Shirley- Smith, Helen Walker and Barbara Williamson.</text:p>
      <text:h text:style-name="P6" text:outline-level="1">1. Apologies for absence</text:h>
      <text:p text:style-name="P2">Apologies were received from Peter Mansfield, Gerald Mitchell, Roy Platon and Mary-Elizabeth Shewry.</text:p>
      <text:h text:style-name="heading_20_1" text:outline-level="1">2. Minutes of the 2010 AGM</text:h>
      <text:p text:style-name="P2">These were approved without correction.</text:p>
      <text:h text:style-name="Heading_20_1" text:outline-level="1">3. Matters arising</text:h>
      <text:p text:style-name="P3"><text:span text:style-name="T1">Nothing has been done about the new bench yet. It was felt that there was only one reasonable place for it – between the two lawns by the perimeter fence. It should probably have a concrete base. We can probably get support from the Rec Soc to purchase it. </text:span><text:span text:style-name="T2">Action – Gerald</text:span><text:span text:style-name="T1"> to see to it. The notice board may not be up to date. </text:span><text:span text:style-name="T2">Action - Jim</text:span><text:span text:style-name="T1"> to ensure that it is current and attractive.</text:span></text:p>
      <text:h text:style-name="Heading_20_1" text:outline-level="1">4. Reports</text:h>
      <text:h text:style-name="Heading_20_2" text:outline-level="2">4.1.Chairman (Mike Duck)</text:h>
      <text:p text:style-name="P3"><text:span text:style-name="T3">Mike reported that last season went well. <text:s/>He welcomed the new members from Chilton W.I.</text:span><text:span text:style-name="T1"> It was noted that some husbands were also interested.</text:span></text:p>
      <text:h text:style-name="Heading_20_2" text:outline-level="2">4.2.Secretary (Steve Fisher)</text:h>
      <text:p text:style-name="P2">The secretary suggested that the web site should be modified to allow members to post their own news items and results. This might cost about £5 extra in web hosting costs. This was considered to be good value.</text:p>
      <text:h text:style-name="Heading_20_2" text:outline-level="2">4.3.Treasurer (Roy Platon)</text:h>
      <text:p text:style-name="P2">Roy was not present but had submitted copies of the financial status for the year. There was nothing of note.</text:p>
      <text:h text:style-name="Heading_20_2" text:outline-level="2"><text:soft-page-break/>4.4. Association representative (Mike Duck)</text:h>
      <text:p text:style-name="P3"><text:span text:style-name="T3">Jim beat Steve in the final to win the Founder’s Bowl</text:span><text:span text:style-name="T1">. However the the bowl itself appears to have vanished. Subsequent to the meeting it was found that Gerald has it! </text:span><text:span text:style-name="T3">We did slightly better than usual in the SCF league (Northern section) <text:s/>winning two of our five matches, but still finished just one off the bottom. <text:s/>We decided not to enter the Longman cup due to insufficient support.</text:span></text:p>
      <text:h text:style-name="Heading_20_2" text:outline-level="2">4.5.Golf representative (Jim Bartlett)</text:h>
      <text:p text:style-name="P2">Jim reported that our internal golf completion was not completed last year. There is a problem with some people not getting through their games. We did reasonably well last year in the league coming 3rd out of 7 however Winchester and Ryde were well ahead of us. This year there will be both handicapped and non-handicapped leagues and clubs may join either, both or none. There is a move nationally to be using handicaps in Golf croquet. Jim spoke against what he saw as the evils of Golf handicaps. For the coming year we will continue with the non-handicapped league as only Steve thought we should consider the handicapped one. We had a convincing win of 12-1 in a friendly against Wantage. Five friendlies are planned for this year. The Solstice competition will be at Hamptworth on Sunday June 19th. Entries are needed soon. The World Golf Croquet event will be the UK this year.</text:p>
      <text:h text:style-name="Heading_20_2" text:outline-level="2">4.6.Equipment representative (Gerald Mitchell)</text:h>
      <text:p text:style-name="P3"><text:span text:style-name="T1">Gerald was not present. Jim mentioned that the SCF has six mallets that we could have for a year. It was felt that this was good time to get them as we have a number of new members without their own mallets </text:span><text:span text:style-name="T2">Action – Jim</text:span></text:p>
      <text:p text:style-name="P5"><text:span text:style-name="T1">We have a number of rather dilapidated mallets they should either be refurbished and thrown away. </text:span><text:span text:style-name="T2">Action - Gerald</text:span></text:p>
      <text:h text:style-name="Heading_20_1" text:outline-level="1">5. The coming season</text:h>
      <text:h text:style-name="Heading_20_2" text:outline-level="2">5.1.Club sessions</text:h>
      <text:p text:style-name="P2">We will have sessions on Tuesday and Wednesday mornings with Tuesday being biased towards Golf. We need to get active club evenings as well. From those present it would appear that Monday and Thursday might be the best.</text:p>
      <text:h text:style-name="Heading_20_2" text:outline-level="2">5.2.Charity One Ball</text:h>
      <text:p text:style-name="P3"><text:span text:style-name="T1">There will be a round held at Blewbury on the 16th April. </text:span><text:span text:style-name="T3">We have been invited to join them.</text:span></text:p>
      <text:h text:style-name="Heading_20_2" text:outline-level="2">5.3.Longman Cup</text:h>
      <text:p text:style-name="P4">We have entered a team this year.</text:p>
      <text:h text:style-name="Heading_20_2" text:outline-level="2"><text:soft-page-break/>5.4. Founder’s bowl</text:h>
      <text:p text:style-name="P2">Once again this will be handicapped and use the “Draw and Process” format.</text:p>
      <text:h text:style-name="Heading_20_2" text:outline-level="2">5.5. Golf croquet cup</text:h>
      <text:p text:style-name="P2">Nothing to add.</text:p>
      <text:h text:style-name="Heading_20_2" text:outline-level="2">5.6. SCF Association League</text:h>
      <text:p text:style-name="P2">Nothing to add.</text:p>
      <text:h text:style-name="Heading_20_2" text:outline-level="2">5.7. SCF Golf League</text:h>
      <text:p text:style-name="P2">Nothing to add.</text:p>
      <text:h text:style-name="Heading_20_2" text:outline-level="2">5.8. Solstice</text:h>
      <text:p text:style-name="P2">If anyone wants to play contact Jim</text:p>
      <text:h text:style-name="Heading_20_2" text:outline-level="2">5.9. Friendlies</text:h>
      <text:p text:style-name="P4">We will probably be invited to play a friendly association match at Winchester.</text:p>
      <text:p text:style-name="P5">The chairman suggested that we might play an early friendly golf match against our 'sister' * club Blewbury.</text:p>
      <text:h text:style-name="Heading_20_1" text:outline-level="1">6. Election of officers</text:h>
      <text:p text:style-name="P2">The Chair, Secretary, Treasurer, Association rep, Golf rep and Equipment rep were all reappointed</text:p>
      <text:h text:style-name="Heading_20_1" text:outline-level="1">7. Any other business</text:h>
      <text:p text:style-name="P2">Jim offers golf coaching on Tuesday morning.</text:p>
      <text:p text:style-name="P3"><text:span text:style-name="T1">We need some more keys cut. </text:span><text:span text:style-name="T2">Action - Gera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 svg:font-family="Mangal"/>
    <style:font-face style:name="Mangal1" svg:font-family="Mangal" style:font-pitch="variable"/>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GB"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heading_20_1" style:display-name="heading 1" style:family="paragraph" style:parent-style-name="Heading" style:next-style-name="Text_20_body" style:default-outline-level="1" style:list-style-name="">
      <style:text-properties fo:font-size="16pt" fo:font-weight="bold" style:font-size-complex="16pt" style:font-weight-complex="bold"/>
    </style:style>
    <style:style style:name="heading_20_2" style:display-name="heading 2" style:family="paragraph" style:parent-style-name="Heading" style:next-style-name="Text_20_body" style:default-outline-level="2" style:list-style-name="">
      <style:text-properties fo:font-style="italic" fo:font-weight="bold"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document-statistic meta:table-count="0" meta:image-count="0" meta:object-count="0" meta:page-count="3" meta:paragraph-count="48" meta:word-count="742" meta:character-count="4297"/>
    <dc:date>2012-04-07T17:31:09.63</dc:date>
    <dc:creator>Steve Fisher</dc:creator>
    <meta:editing-duration>PT7M13S</meta:editing-duration>
    <meta:editing-cycles>1</meta:editing-cycles>
  </office:meta>
</office:document-meta>
</file>